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IE"/>
    </style:style>
    <style:style style:name="P2"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IE"/>
    </style:style>
    <style:style style:name="P3" style:parent-style-name="Normal" style:family="paragraph">
      <style:paragraph-properties fo:margin-bottom="0in" fo:line-height="100%"/>
    </style:style>
    <style:style style:name="T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IE"/>
    </style:style>
    <style:style style:name="P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IE"/>
    </style:style>
    <style:style style:name="P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IE"/>
    </style:style>
    <style:style style:name="P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IE"/>
    </style:style>
    <style:style style:name="P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IE"/>
    </style:style>
    <style:style style:name="P9" style:parent-style-name="Normal" style:family="paragraph">
      <style:paragraph-properties fo:margin-bottom="0in" fo:line-height="100%"/>
    </style:style>
    <style:style style:name="T10" style:parent-style-name="DefaultParagraphFont" style:family="text">
      <style:text-properties style:font-name="Times New Roman" style:font-name-asian="Times New Roman" style:font-name-complex="Times New Roman" fo:font-size="12pt" style:font-size-asian="12pt" style:font-size-complex="12pt" style:language-asian="en" style:country-asian="IE"/>
    </style:style>
    <style:style style:name="T1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IE"/>
    </style:style>
    <style:style style:name="T12" style:parent-style-name="DefaultParagraphFont" style:family="text">
      <style:text-properties style:font-name="Times New Roman" style:font-name-asian="Times New Roman" style:font-name-complex="Times New Roman" fo:font-size="12pt" style:font-size-asian="12pt" style:font-size-complex="12pt" style:language-asian="en" style:country-asian="IE"/>
    </style:style>
    <style:style style:name="T1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IE"/>
    </style:style>
    <style:style style:name="T14" style:parent-style-name="DefaultParagraphFont" style:family="text">
      <style:text-properties style:font-name="Times New Roman" style:font-name-asian="Times New Roman" style:font-name-complex="Times New Roman" fo:font-size="12pt" style:font-size-asian="12pt" style:font-size-complex="12pt" style:language-asian="en" style:country-asian="IE"/>
    </style:style>
    <style:style style:name="T1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IE"/>
    </style:style>
    <style:style style:name="T16" style:parent-style-name="DefaultParagraphFont" style:family="text">
      <style:text-properties style:font-name="Times New Roman" style:font-name-asian="Times New Roman" style:font-name-complex="Times New Roman" fo:font-size="12pt" style:font-size-asian="12pt" style:font-size-complex="12pt" style:language-asian="en" style:country-asian="IE"/>
    </style:style>
    <style:style style:name="P17" style:parent-style-name="Normal" style:family="paragraph">
      <style:paragraph-properties fo:margin-bottom="0in" fo:line-height="100%"/>
    </style:style>
    <style:style style:name="T18" style:parent-style-name="DefaultParagraphFont" style:family="text">
      <style:text-properties style:font-name="Times New Roman" style:font-name-asian="Times New Roman" style:font-name-complex="Times New Roman" fo:font-size="12pt" style:font-size-asian="12pt" style:font-size-complex="12pt" style:language-asian="en" style:country-asian="IE"/>
    </style:style>
    <style:style style:name="T1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en" style:country-asian="IE"/>
    </style:style>
    <style:style style:name="T20" style:parent-style-name="DefaultParagraphFont" style:family="text">
      <style:text-properties style:font-name="Times New Roman" style:font-name-asian="Times New Roman" style:font-name-complex="Times New Roman" fo:font-size="12pt" style:font-size-asian="12pt" style:font-size-complex="12pt" style:language-asian="en" style:country-asian="IE"/>
    </style:style>
    <style:style style:name="P21" style:parent-style-name="Normal" style:family="paragraph">
      <style:paragraph-properties fo:margin-bottom="0in" fo:line-height="100%"/>
    </style:style>
    <style:style style:name="T22" style:parent-style-name="DefaultParagraphFont" style:family="text">
      <style:text-properties style:font-name="Times New Roman" style:font-name-asian="Times New Roman" style:font-name-complex="Times New Roman" fo:font-size="12pt" style:font-size-asian="12pt" style:font-size-complex="12pt" style:language-asian="en" style:country-asian="IE"/>
    </style:style>
    <style:style style:name="T23" style:parent-style-name="DefaultParagraphFont" style:family="text">
      <style:text-properties style:font-name="Times New Roman" style:font-name-asian="Times New Roman" style:font-name-complex="Times New Roman" fo:font-size="12pt" style:font-size-asian="12pt" style:font-size-complex="12pt" style:language-asian="en" style:country-asian="IE"/>
    </style:style>
    <style:style style:name="T24" style:parent-style-name="DefaultParagraphFont" style:family="text">
      <style:text-properties style:font-name="Times New Roman" style:font-name-asian="Times New Roman" style:font-name-complex="Times New Roman" style:text-position="super 66.6%" fo:font-size="12pt" style:font-size-asian="12pt" style:font-size-complex="12pt" style:language-asian="en" style:country-asian="IE"/>
    </style:style>
    <style:style style:name="P2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IE"/>
    </style:style>
    <style:style style:name="P26" style:parent-style-name="Normal" style:family="paragraph">
      <style:paragraph-properties fo:margin-bottom="0in" fo:line-height="100%"/>
    </style:style>
    <style:style style:name="T27" style:parent-style-name="DefaultParagraphFont" style:family="text">
      <style:text-properties style:font-name="Times New Roman" style:font-name-asian="Times New Roman" style:font-name-complex="Times New Roman" fo:font-size="12pt" style:font-size-asian="12pt" style:font-size-complex="12pt" style:language-asian="en" style:country-asian="IE"/>
    </style:style>
    <style:style style:name="T2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IE"/>
    </style:style>
    <style:style style:name="T2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language-asian="en" style:country-asian="IE"/>
    </style:style>
    <style:style style:name="T3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IE"/>
    </style:style>
    <style:style style:name="T31" style:parent-style-name="DefaultParagraphFont" style:family="text">
      <style:text-properties style:font-name="Times New Roman" style:font-name-asian="Times New Roman" style:font-name-complex="Times New Roman" fo:font-size="12pt" style:font-size-asian="12pt" style:font-size-complex="12pt" style:language-asian="en" style:country-asian="IE"/>
    </style:style>
    <style:style style:name="P32" style:parent-style-name="Normal" style:family="paragraph">
      <style:paragraph-properties fo:line-height="106%"/>
      <style:text-properties style:font-name="Calibri" style:font-name-asian="Times New Roman" style:font-name-complex="Calibri" style:language-asian="en" style:country-asian="IE"/>
    </style:style>
    <style:style style:name="P33" style:parent-style-name="Normal" style:family="paragraph">
      <style:paragraph-properties fo:line-height="106%"/>
      <style:text-properties style:font-name="Calibri" style:font-name-asian="Times New Roman" style:font-name-complex="Calibri" style:language-asian="en" style:country-asian="IE"/>
    </style:style>
  </office:automatic-styles>
  <office:body>
    <office:text text:use-soft-page-breaks="true">
      <text:p text:style-name="P1">WEB DEVELOPMENT 1(JAVA ) CA1<text:s/>- 15%</text:p>
      <text:p text:style-name="P2"/>
      <text:p text:style-name="P3"><text:span text:style-name="T4">MEMBER ONLY INVESTMENT REQUEST WEBSITE<text:s/></text:span></text:p>
      <text:p text:style-name="P5">A financial advisor allows their clients to request investments to be made on their behalf. They require a website to allow users to sign up and send the financial advisor an investment request.</text:p>
      <text:p text:style-name="P6"/>
      <text:p text:style-name="P7">Create a webapp using Servlets and JDBC that allows users to Register using a username and password (get users to confirm password<text:s/>twice<text:s/>to ensure correctness). Users should then be able to login.<text:s/>The username must be unique in the system i.e., you should check that the username is not already in use.</text:p>
      <text:p text:style-name="P8"/>
      <text:p text:style-name="P9"><text:span text:style-name="T10">When logged in successfully the user should be welcomed to the Investment Request page<text:s/></text:span><text:span text:style-name="T11">by name, i.e., "Welcome Sarah"</text:span><text:span text:style-name="T12">. Here they will enter a base amount, annual interest rate and duration period in years. You should calculate the compound interest and display it<text:s/></text:span><text:span text:style-name="T13">in a table<text:s/></text:span><text:span text:style-name="T14">that shows the total interest and total balance per year (</text:span><text:span text:style-name="T15">for all years)</text:span><text:span text:style-name="T16">. A record of the query should be saved in the database for that user. The financial advisor will use this data to contact them before making the investment. </text:span></text:p>
      <text:p text:style-name="P17"><text:span text:style-name="T18">See below as an example of a Compound Interest Calculator.<text:s/></text:span><text:a xlink:href="https://www.thecalculatorsite.com/finance/calculators/compoundinterestcalculator.php" office:target-frame-name="_top" xlink:show="replace"><text:span text:style-name="T19">https://www.thecalculatorsite.com/finance/calculators/compoundinterestcalculator.php</text:span></text:a><text:span text:style-name="T20"><text:s/> </text:span></text:p>
      <text:p text:style-name="P21"><text:span text:style-name="T22">Submission due by 9am Monday Nov<text:s/></text:span><text:span text:style-name="T23">30</text:span><text:span text:style-name="T24">th</text:span></text:p>
      <text:p text:style-name="P25"/>
      <text:p text:style-name="P26"><text:span text:style-name="T27">Submit<text:s/></text:span><text:span text:style-name="T28">your<text:s/></text:span><text:span text:style-name="T29">.java files</text:span><text:span text:style-name="T30"><text:s/>(NOT .class files),</text:span><text:span text:style-name="T31"><text:s/>your .html files and your web.xml.</text:span></text:p>
      <text:p text:style-name="P32">A demo video is required for your assignment submission. This should be uploaded (unlisted) to youtube as per instructions below.</text:p>
      <text:p text:style-name="P33">Record a video on your phone demoing your web app. Launch the youtube app. Tap the Video picture icon at the top. Select the video of your demo, give it a title and make the privacy “Unlisted” so it cannot be found by public search. Show all working functionality in the demo, show the database containing the data from your webapp and explain anything that doesn't work. It should be approximately 5 minutes or less. When it is uploaded to your account, tap the 3 dots and click share. Copy the link and include it CLEARLY in your Brightspace submission. </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IE"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enny Munnelly</meta:initial-creator>
    <dc:creator>Jenny Munnelly</dc:creator>
    <meta:creation-date>2021-11-16T18:20:00Z</meta:creation-date>
    <dc:date>2021-11-16T18:20:00Z</dc:date>
    <meta:template xlink:href="Normal" xlink:type="simple"/>
    <meta:editing-cycles>2</meta:editing-cycles>
    <meta:editing-duration>PT0S</meta:editing-duration>
    <meta:document-statistic meta:page-count="1" meta:paragraph-count="4" meta:word-count="318" meta:character-count="2131" meta:row-count="15" meta:non-whitespace-character-count="1817"/>
  </office:meta>
</office:document-meta>
</file>